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20000000202E81E689.png"/>
  <manifest:file-entry manifest:media-type="image/png" manifest:full-path="Pictures/100002010000002000000020A774D6AD.png"/>
  <manifest:file-entry manifest:media-type="image/png" manifest:full-path="Pictures/10000201000000200000002010BE3300.png"/>
  <manifest:file-entry manifest:media-type="image/png" manifest:full-path="Pictures/10000201000000200000002045444B69.png"/>
  <manifest:file-entry manifest:media-type="image/png" manifest:full-path="Pictures/10000201000000200000002054DE2529.png"/>
  <manifest:file-entry manifest:media-type="image/png" manifest:full-path="Pictures/1000020100000020000000201052581A.png"/>
  <manifest:file-entry manifest:media-type="image/png" manifest:full-path="Pictures/1000020100000020000000202140AAEF.png"/>
  <manifest:file-entry manifest:media-type="image/png" manifest:full-path="Pictures/1000020100000020000000204F1A3ED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FreeSans2" svg:font-family="FreeSans"/>
    <style:font-face style:name="OpenSymbol" svg:font-family="OpenSymbol"/>
    <style:font-face style:name="Arial Black" svg:font-family="'Arial Black'" style:font-family-generic="roman"/>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text-properties officeooo:paragraph-rsid="0017a3bb"/>
    </style:style>
    <style:style style:name="P4" style:family="paragraph" style:parent-style-name="Text_20_body">
      <style:text-properties officeooo:paragraph-rsid="0017d31e"/>
    </style:style>
    <style:style style:name="P5" style:family="paragraph" style:parent-style-name="Text_20_body">
      <style:text-properties officeooo:paragraph-rsid="002d004d"/>
    </style:style>
    <style:style style:name="P6" style:family="paragraph" style:parent-style-name="Text_20_body" style:master-page-name="First_20_Page">
      <style:paragraph-properties fo:margin-left="0cm" fo:margin-right="0cm" fo:text-indent="0cm" style:auto-text-indent="false" style:page-number="auto"/>
    </style:style>
    <style:style style:name="P7" style:family="paragraph" style:parent-style-name="Text_20_body">
      <style:text-properties officeooo:rsid="0017a3bb" officeooo:paragraph-rsid="0017a3bb"/>
    </style:style>
    <style:style style:name="P8" style:family="paragraph" style:parent-style-name="Text_20_body">
      <style:text-properties officeooo:rsid="0017d31e" officeooo:paragraph-rsid="0017a3bb"/>
    </style:style>
    <style:style style:name="P9" style:family="paragraph" style:parent-style-name="Text_20_body">
      <style:text-properties officeooo:rsid="0017d31e" officeooo:paragraph-rsid="0017d31e"/>
    </style:style>
    <style:style style:name="P10" style:family="paragraph" style:parent-style-name="Text_20_body">
      <style:text-properties officeooo:rsid="001b7674" officeooo:paragraph-rsid="001b7674"/>
    </style:style>
    <style:style style:name="P11" style:family="paragraph" style:parent-style-name="Text_20_body">
      <style:text-properties officeooo:rsid="001d63e6" officeooo:paragraph-rsid="001d63e6"/>
    </style:style>
    <style:style style:name="P12" style:family="paragraph" style:parent-style-name="Text_20_body">
      <style:text-properties fo:font-size="8pt" officeooo:rsid="001d51a2" officeooo:paragraph-rsid="001d51a2" style:font-size-asian="7pt" style:font-size-complex="8pt"/>
    </style:style>
    <style:style style:name="P13" style:family="paragraph" style:parent-style-name="Text_20_body">
      <style:text-properties officeooo:rsid="001e9e30" officeooo:paragraph-rsid="001e9e30"/>
    </style:style>
    <style:style style:name="P14" style:family="paragraph" style:parent-style-name="Text_20_body">
      <style:text-properties officeooo:rsid="002026a6" officeooo:paragraph-rsid="002026a6"/>
    </style:style>
    <style:style style:name="P15" style:family="paragraph" style:parent-style-name="Text_20_body">
      <style:text-properties officeooo:rsid="0026b641" officeooo:paragraph-rsid="0026b641"/>
    </style:style>
    <style:style style:name="P16" style:family="paragraph" style:parent-style-name="Text_20_body">
      <style:text-properties officeooo:rsid="0027f40d" officeooo:paragraph-rsid="0027f40d"/>
    </style:style>
    <style:style style:name="P17" style:family="paragraph" style:parent-style-name="Text_20_body">
      <style:text-properties officeooo:rsid="00308f01" officeooo:paragraph-rsid="00399c12"/>
    </style:style>
    <style:style style:name="P18" style:family="paragraph" style:parent-style-name="Text_20_body">
      <style:text-properties officeooo:rsid="00308f01" officeooo:paragraph-rsid="003b25f0"/>
    </style:style>
    <style:style style:name="P19" style:family="paragraph" style:parent-style-name="Text_20_body">
      <style:text-properties officeooo:rsid="00308f01" officeooo:paragraph-rsid="003d1634"/>
    </style:style>
    <style:style style:name="P20" style:family="paragraph" style:parent-style-name="Text_20_body">
      <style:text-properties officeooo:rsid="00308f01" officeooo:paragraph-rsid="003e923d"/>
    </style:style>
    <style:style style:name="P21" style:family="paragraph" style:parent-style-name="Text_20_body">
      <style:text-properties officeooo:rsid="00308f01" officeooo:paragraph-rsid="004022a3"/>
    </style:style>
    <style:style style:name="P22" style:family="paragraph" style:parent-style-name="Text_20_body">
      <style:text-properties officeooo:rsid="00308f01" officeooo:paragraph-rsid="00447a25"/>
    </style:style>
    <style:style style:name="P23" style:family="paragraph" style:parent-style-name="Text_20_body">
      <style:text-properties officeooo:rsid="00308f01" officeooo:paragraph-rsid="0045e037"/>
    </style:style>
    <style:style style:name="P24" style:family="paragraph" style:parent-style-name="Text_20_body">
      <style:text-properties officeooo:rsid="00308f01" officeooo:paragraph-rsid="0046059d"/>
    </style:style>
    <style:style style:name="P25" style:family="paragraph" style:parent-style-name="Text_20_body">
      <style:text-properties officeooo:rsid="00308f01" officeooo:paragraph-rsid="0046fe19"/>
    </style:style>
    <style:style style:name="P26" style:family="paragraph" style:parent-style-name="Text_20_body">
      <style:text-properties officeooo:rsid="00308f01" officeooo:paragraph-rsid="00480d02"/>
    </style:style>
    <style:style style:name="P27" style:family="paragraph" style:parent-style-name="Text_20_body">
      <style:text-properties officeooo:rsid="00308f01" officeooo:paragraph-rsid="00505fab"/>
    </style:style>
    <style:style style:name="P28" style:family="paragraph" style:parent-style-name="Text_20_body">
      <style:text-properties officeooo:rsid="00308f01" officeooo:paragraph-rsid="005663b7"/>
    </style:style>
    <style:style style:name="P29" style:family="paragraph" style:parent-style-name="Text_20_body">
      <style:text-properties officeooo:rsid="00308f01" officeooo:paragraph-rsid="00570e72"/>
    </style:style>
    <style:style style:name="P30" style:family="paragraph" style:parent-style-name="Text_20_body">
      <style:text-properties officeooo:rsid="00308f01" officeooo:paragraph-rsid="00588e4a"/>
    </style:style>
    <style:style style:name="P31" style:family="paragraph" style:parent-style-name="Text_20_body">
      <style:text-properties officeooo:rsid="00308f01" officeooo:paragraph-rsid="005bb30c"/>
    </style:style>
    <style:style style:name="P32" style:family="paragraph" style:parent-style-name="Text_20_body">
      <style:text-properties officeooo:rsid="00308f01" officeooo:paragraph-rsid="005be287"/>
    </style:style>
    <style:style style:name="P33" style:family="paragraph" style:parent-style-name="Text_20_body">
      <style:text-properties officeooo:rsid="00308f01" officeooo:paragraph-rsid="005d305c"/>
    </style:style>
    <style:style style:name="P34" style:family="paragraph" style:parent-style-name="Text_20_body">
      <style:text-properties officeooo:rsid="00308f01" officeooo:paragraph-rsid="006081a3"/>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17a3bb" officeooo:paragraph-rsid="0017a3bb"/>
    </style:style>
    <style:style style:name="P37" style:family="paragraph" style:parent-style-name="Heading_20_1">
      <style:paragraph-properties fo:break-before="page"/>
      <style:text-properties officeooo:rsid="001d51a2"/>
    </style:style>
    <style:style style:name="P38" style:family="paragraph" style:parent-style-name="Heading_20_1">
      <style:paragraph-properties fo:break-before="page"/>
      <style:text-properties officeooo:rsid="00308f0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agraph-properties fo:margin-left="0cm" fo:margin-right="0cm" fo:text-align="center" fo:text-indent="0cm" style:writing-mode="lr-tb">
        <style:tab-stops/>
      </style:paragraph-properties>
    </style:style>
    <style:style style:name="P42" style:family="paragraph">
      <style:paragraph-properties text:enable-numbering="false"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43" style:family="paragraph">
      <style:paragraph-properties fo:text-align="center"/>
    </style:style>
    <style:style style:name="P44" style:family="paragraph">
      <style:paragraph-properties fo:text-align="center"/>
      <style:text-properties style:font-name="Times New Roman" fo:font-size="22pt" style:font-size-asian="22pt" style:font-size-complex="22pt"/>
    </style:style>
    <style:style style:name="T1" style:family="text">
      <style:text-properties officeooo:rsid="0017a2b2"/>
    </style:style>
    <style:style style:name="T2" style:family="text">
      <style:text-properties officeooo:rsid="0017a3bb"/>
    </style:style>
    <style:style style:name="T3" style:family="text">
      <style:text-properties officeooo:rsid="0017d31e"/>
    </style:style>
    <style:style style:name="T4" style:family="text">
      <style:text-properties officeooo:rsid="0019cfac"/>
    </style:style>
    <style:style style:name="T5" style:family="text">
      <style:text-properties officeooo:rsid="001d51a2"/>
    </style:style>
    <style:style style:name="T6" style:family="text">
      <style:text-properties officeooo:rsid="002d004d"/>
    </style:style>
    <style:style style:name="T7" style:family="text">
      <style:text-properties officeooo:rsid="002d290a"/>
    </style:style>
    <style:style style:name="T8" style:family="text">
      <style:text-properties officeooo:rsid="0034e772"/>
    </style:style>
    <style:style style:name="T9" style:family="text">
      <style:text-properties officeooo:rsid="00375257"/>
    </style:style>
    <style:style style:name="T10" style:family="text">
      <style:text-properties officeooo:rsid="00399c12"/>
    </style:style>
    <style:style style:name="T11" style:family="text">
      <style:text-properties officeooo:rsid="003b25f0"/>
    </style:style>
    <style:style style:name="T12" style:family="text">
      <style:text-properties officeooo:rsid="003c0a2c"/>
    </style:style>
    <style:style style:name="T13" style:family="text">
      <style:text-properties officeooo:rsid="003d1634"/>
    </style:style>
    <style:style style:name="T14" style:family="text">
      <style:text-properties officeooo:rsid="003e923d"/>
    </style:style>
    <style:style style:name="T15" style:family="text">
      <style:text-properties officeooo:rsid="004022a3"/>
    </style:style>
    <style:style style:name="T16" style:family="text">
      <style:text-properties officeooo:rsid="00411889"/>
    </style:style>
    <style:style style:name="T17" style:family="text">
      <style:text-properties officeooo:rsid="00447a25"/>
    </style:style>
    <style:style style:name="T18" style:family="text">
      <style:text-properties officeooo:rsid="0045e037"/>
    </style:style>
    <style:style style:name="T19" style:family="text">
      <style:text-properties officeooo:rsid="0046059d"/>
    </style:style>
    <style:style style:name="T20" style:family="text">
      <style:text-properties officeooo:rsid="0046fe19"/>
    </style:style>
    <style:style style:name="T21" style:family="text">
      <style:text-properties officeooo:rsid="00480d02"/>
    </style:style>
    <style:style style:name="T22" style:family="text">
      <style:text-properties officeooo:rsid="004992db"/>
    </style:style>
    <style:style style:name="T23" style:family="text">
      <style:text-properties officeooo:rsid="004bc37e"/>
    </style:style>
    <style:style style:name="T24" style:family="text">
      <style:text-properties officeooo:rsid="004ed518"/>
    </style:style>
    <style:style style:name="T25" style:family="text">
      <style:text-properties officeooo:rsid="00505fab"/>
    </style:style>
    <style:style style:name="T26" style:family="text">
      <style:text-properties officeooo:rsid="0052c4fc"/>
    </style:style>
    <style:style style:name="T27" style:family="text">
      <style:text-properties officeooo:rsid="005555ad"/>
    </style:style>
    <style:style style:name="T28" style:family="text">
      <style:text-properties officeooo:rsid="005663b7"/>
    </style:style>
    <style:style style:name="T29" style:family="text">
      <style:text-properties officeooo:rsid="00570e72"/>
    </style:style>
    <style:style style:name="T30" style:family="text">
      <style:text-properties officeooo:rsid="00588e4a"/>
    </style:style>
    <style:style style:name="T31" style:family="text">
      <style:text-properties officeooo:rsid="005bb30c"/>
    </style:style>
    <style:style style:name="T32" style:family="text">
      <style:text-properties officeooo:rsid="005be287"/>
    </style:style>
    <style:style style:name="T33" style:family="text">
      <style:text-properties officeooo:rsid="005d305c"/>
    </style:style>
    <style:style style:name="T34" style:family="text">
      <style:text-properties officeooo:rsid="006081a3"/>
    </style:style>
    <style:style style:name="T35" style:family="text">
      <style:text-properties style:font-name="Arial Black"/>
    </style:style>
    <style:style style:name="T36" style:family="text">
      <style:text-properties style:font-name="Times New Roman" fo:font-size="22pt" style:font-size-asian="22pt" style:font-size-complex="22pt"/>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custom-shape text:anchor-type="paragraph" draw:z-index="1" draw:style-name="gr2" draw:text-style-name="P42" svg:width="20.028cm" svg:height="2.664cm" draw:transform="rotate (1.56172061468423) translate (0.783166666666667cm 21.4453611111111cm)"><text:p text:style-name="P41"><text:span text:style-name="T35">MANUAL</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44" svg:width="8.773cm" svg:height="3.987cm" svg:x="6.75cm" svg:y="4.217cm"><draw:text-box><text:p text:style-name="P43"><text:span text:style-name="T36"/></text:p><text:p text:style-name="P43"><text:span text:style-name="T36">Manual: Módulo Vocabulario</text:span></text:p></draw:text-box></draw:frame></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0">ÍNDICE</text:p>
          </text:index-title>
          <text:p text:style-name="P39"><text:s/>1 Introducción<text:tab/>3</text:p>
          <text:p text:style-name="P39"><text:s/>2 Descripción del Menú<text:tab/>4</text:p>
          <text:p text:style-name="P39"><text:s/>3 Guardar nueva palabra<text:tab/>5</text:p>
          <text:p text:style-name="P39"><text:s/>4 Mis palabras<text:tab/>6</text:p>
          <text:p text:style-name="P39"><text:s/>5 Mis campos léxicos<text:tab/>7</text:p>
          <text:p text:style-name="P39"><text:s/>6 Mis gramáticas<text:tab/>8</text:p>
          <text:p text:style-name="P39"><text:s/>7 Mis intenciones comunicativas<text:tab/>9</text:p>
          <text:p text:style-name="P39"><text:s/>8 Mis tipologías textuales<text:tab/>10</text:p>
          <text:p text:style-name="P39"><text:s/>9 Ayuda<text:tab/>11</text:p>
        </text:index-body>
      </text:table-of-content>
      <text:p text:style-name="Text_20_body"/>
      <text:h text:style-name="P36" text:outline-level="1">Introducción</text:h>
      <text:p text:style-name="P7"/>
      <text:p text:style-name="P7">Este es el manual para el buen uso del módulo de moodle “Vocabulario”. Este módulo permite al alumno tener un cuarderno digital para ayudarle en la labor de aprender un nuevo idioma.</text:p>
      <text:p text:style-name="P7"/>
      <text:p text:style-name="P7">Refleja el método de trabajo seguido por los alumnos, de forma que permite hacer lo mismo que harían en clase con papel y bolígrafo, ayudados por las herramientas que la web pone a su disposición. De esta manera el trabajo queda más organizado y les facilita el aprendizaje.</text:p>
      <text:p text:style-name="P7"/>
      <text:p text:style-name="P3"><text:span text:style-name="T2">Tendrán el control sobre su propio vocabulario y podrán ampliarlo todo lo que necesiten, de forma que no sólo lo usarán mientras aprenden, si no que además es posible que lo usen en otras etapas de su vida profesional. </text:span><text:span text:style-name="T4">El vocabulario se organiza en campos léxicos, ampliables por los alumnos.</text:span></text:p>
      <text:p text:style-name="P7"/>
      <text:p text:style-name="P3"><text:span text:style-name="T2">En este módulo no es sólo una lista de palabras que el alumno pueda consultar. También se tiene en cuenta los aspectos gramaticales y se facilita a los alumnos una estructura dónde guardar el conocimiento que ellos crean conveniente o les resulte más complicado </text:span><text:span text:style-name="T3">de cada gramática.</text:span></text:p>
      <text:p text:style-name="P8"/>
      <text:p text:style-name="P9">También tienen la posibilidad de especificar características interesantes que tengan que ver con intenciones comunicativas que quieran expresar y con los tipos de textos que se puedan encontrar.</text:p>
      <text:p text:style-name="P9"/>
      <text:p text:style-name="P4"><text:span text:style-name="T3">Hay un apartado para que cada </text:span><text:span text:style-name="T9">alumno</text:span><text:span text:style-name="T3"> defina sus propias estrategias de aprendizaje.</text:span></text:p>
      <text:p text:style-name="P9"/>
      <text:p text:style-name="P9">Y todo esto está relacionado para que no se pierda ninguna información y se ajuste completamente al método usado en clase por los alumnos.</text:p>
      <text:p text:style-name="P9"/>
      <text:p text:style-name="P9">El módulo está disponible en español y en inglés, y próximamente en otros, para que cada alumno pueda usarlo en su lengua nativa. Se podrá configurar para que sea posible aplicar para el aprendizaje de otros idiomas, de momento está pensado para el alemán.</text:p>
      <text:p text:style-name="P9"/>
      <text:p text:style-name="P10">Una vez hecho el trabajo el módulo ofrece la posibilidad de imprimir un pdf con toda la información introducida por el alumno.</text:p>
      <text:h text:style-name="P37" text:outline-level="1">Descripción del Menú</text:h>
      <text:p text:style-name="Contents_20_1"><text:span text:style-name="T5"><draw:frame draw:style-name="fr1" draw:name="graphics1" text:anchor-type="as-char" svg:width="0.903cm" svg:height="0.903cm" draw:z-index="3"><draw:image xlink:href="Pictures/100002010000002000000020A774D6AD.png" xlink:type="simple" xlink:show="embed" xlink:actuate="onLoad"/></draw:frame></text:span><text:span text:style-name="T5"> Guardar nueva palabra:</text:span></text:p>
      <text:p text:style-name="P11">Con esta opción se abre el formulario para guardar una combinación de palabras. Se almacenará un sustantivo principal, y se podrán guardar otra serie de palabras.</text:p>
      <text:p text:style-name="P12"/>
      <text:p text:style-name="Contents_20_1"><text:span text:style-name="T5"><draw:frame draw:style-name="fr2" draw:name="graphics2" text:anchor-type="as-char" svg:y="-0.903cm" svg:width="0.903cm" svg:height="0.903cm" draw:z-index="4"><draw:image xlink:href="Pictures/1000020100000020000000202E81E689.png" xlink:type="simple" xlink:show="embed" xlink:actuate="onLoad"/></draw:frame></text:span><text:span text:style-name="T5"> Mis palabras:</text:span></text:p>
      <text:p text:style-name="P11">Aquí se ve la lista de palabras que el alumno lleva guardadas. Dispone de una serie de opciones para la visualización de las palabras dependiendo de sus necesidades.</text:p>
      <text:p text:style-name="P12"/>
      <text:p text:style-name="Contents_20_1"><text:span text:style-name="T5"><draw:frame draw:style-name="fr2" draw:name="graphics3" text:anchor-type="as-char" svg:y="-0.903cm" svg:width="0.903cm" svg:height="0.903cm" draw:z-index="5"><draw:image xlink:href="Pictures/1000020100000020000000201052581A.png" xlink:type="simple" xlink:show="embed" xlink:actuate="onLoad"/></draw:frame></text:span><text:span text:style-name="T5"> Mis campos léxicos:</text:span></text:p>
      <text:p text:style-name="P13">Esta opción permite administrar los campos léxicos usados por el alumno. Podrá añadir nuevos o borrar los que haya creado.</text:p>
      <text:p text:style-name="P12"/>
      <text:p text:style-name="Contents_20_1"><text:span text:style-name="T5"><draw:frame draw:style-name="fr2" draw:name="graphics4" text:anchor-type="as-char" svg:y="-0.903cm" svg:width="0.903cm" svg:height="0.903cm" draw:z-index="6"><draw:image xlink:href="Pictures/1000020100000020000000202140AAEF.png" xlink:type="simple" xlink:show="embed" xlink:actuate="onLoad"/></draw:frame></text:span><text:span text:style-name="T5"> Mis gramáticas:</text:span></text:p>
      <text:p text:style-name="P14">En este apartado el alumno puede apuntar las características que haya observado de los aspectos gramaticales.</text:p>
      <text:p text:style-name="P12"/>
      <text:p text:style-name="Contents_20_1"><text:span text:style-name="T5"><draw:frame draw:style-name="fr2" draw:name="graphics5" text:anchor-type="as-char" svg:y="-0.903cm" svg:width="0.903cm" svg:height="0.903cm" draw:z-index="7"><draw:image xlink:href="Pictures/10000201000000200000002045444B69.png" xlink:type="simple" xlink:show="embed" xlink:actuate="onLoad"/></draw:frame></text:span><text:span text:style-name="T5"> Mis intenciones comunicativas:</text:span></text:p>
      <text:p text:style-name="P15">El alumno puede guardar una descripción de cada intención comunicativa.</text:p>
      <text:p text:style-name="P12"/>
      <text:p text:style-name="Contents_20_1"><text:span text:style-name="T5"><draw:frame draw:style-name="fr2" draw:name="graphics6" text:anchor-type="as-char" svg:y="-0.903cm" svg:width="0.903cm" svg:height="0.903cm" draw:z-index="8"><draw:image xlink:href="Pictures/1000020100000020000000204F1A3ED5.png" xlink:type="simple" xlink:show="embed" xlink:actuate="onLoad"/></draw:frame></text:span><text:span text:style-name="T5"> Mis tipologías textuales:</text:span></text:p>
      <text:p text:style-name="P16">Con esta opción el alumno contestará a unas preguntas referentes al tipo de texto para ayudarlo a identificarlo.</text:p>
      <text:p text:style-name="P12"/>
      <text:p text:style-name="Contents_20_1"><text:span text:style-name="T5"><draw:frame draw:style-name="fr2" draw:name="graphics7" text:anchor-type="as-char" svg:y="-1cm" svg:width="0.903cm" svg:height="0.903cm" draw:z-index="9"><draw:image xlink:href="Pictures/10000201000000200000002054DE2529.png" xlink:type="simple" xlink:show="embed" xlink:actuate="onLoad"/></draw:frame></text:span><text:span text:style-name="T5"> Mis estrategias de aprendizaje:</text:span></text:p>
      <text:p text:style-name="P5"><text:span text:style-name="T7">Aquí se d</text:span><text:span text:style-name="T6">escri</text:span><text:span text:style-name="T7">ben</text:span><text:span text:style-name="T6"> las estrategias de aprendizaje </text:span><text:span text:style-name="T7">utilizadas por el alumno</text:span><text:span text:style-name="T6">.</text:span></text:p>
      <text:p text:style-name="P12"/>
      <text:p text:style-name="Contents_20_1"><text:span text:style-name="T5"><draw:frame draw:style-name="fr2" draw:name="graphics8" text:anchor-type="as-char" svg:y="-0.903cm" svg:width="0.903cm" svg:height="0.903cm" draw:z-index="10"><draw:image xlink:href="Pictures/10000201000000200000002010BE3300.png" xlink:type="simple" xlink:show="embed" xlink:actuate="onLoad"/></draw:frame></text:span><text:span text:style-name="T5"> Ayuda:</text:span></text:p>
      <text:p text:style-name="P5"><text:span text:style-name="T8">Descarga</text:span><text:span text:style-name="T6"> el manual del módulo de vocabulario.</text:span></text:p>
      <text:h text:style-name="P38" text:outline-level="1">Guardar nueva palabra</text:h>
      <text:p text:style-name="P17"><text:span text:style-name="T10"/></text:p>
      <text:p text:style-name="Contents_20_1"><text:span text:style-name="T10">Campo léxico</text:span></text:p>
      <text:p text:style-name="P17"><text:span text:style-name="T10">En este desplegable aparecen los campos léxicos </text:span><text:span text:style-name="T11">para seleccionar al que va a perteneces el conjunto de palabras que se van a guardar.</text:span></text:p>
      <text:p text:style-name="P17"><text:span text:style-name="T10"/></text:p>
      <text:p text:style-name="Contents_20_1"><text:span text:style-name="T10">Diccionario</text:span></text:p>
      <text:p text:style-name="P18"><text:span text:style-name="T11">Se escoge el diccionario que se va a utilizar para las traducciones. Se puede escoger entre DWDS, que es íntegro en alemán, reverse y pons, este último el más utilizado por los alumnos, </text:span><text:span text:style-name="T12">que permiten la traducción directa al español. Al pinchar en el enlace “significado” se abrirá una nueva ventana con el resultado de la búsqueda en el diccionario seleccionado.</text:span></text:p>
      <text:p text:style-name="P17"><text:span text:style-name="T10"/></text:p>
      <text:p text:style-name="Contents_20_1"><text:span text:style-name="T10">Sustantivo</text:span></text:p>
      <text:p text:style-name="P19"><text:span text:style-name="T13">Se rellenan los campos referentes al sustantivo. Es la palabra principal de la combinación.</text:span></text:p>
      <text:p text:style-name="P17"><text:span text:style-name="T10"/></text:p>
      <text:p text:style-name="Contents_20_1"><text:span text:style-name="T10">Verbo</text:span></text:p>
      <text:p text:style-name="P19"><text:span text:style-name="T13">Se rellenan los campos referentes al verbo.</text:span></text:p>
      <text:p text:style-name="P17"><text:span text:style-name="T10"/></text:p>
      <text:p text:style-name="Contents_20_1"><text:span text:style-name="T10">Adjetivo</text:span></text:p>
      <text:p text:style-name="P19"><text:span text:style-name="T13">Se rellenan los campos referentes al adjetivo.</text:span></text:p>
      <text:p text:style-name="P19"><text:span text:style-name="T13"/></text:p>
      <text:p text:style-name="Contents_20_1"><text:span text:style-name="T10">Otras palabras</text:span></text:p>
      <text:p text:style-name="P19"><text:span text:style-name="T13">Se rellenan los campos referentes a otro tipo de palabra.</text:span></text:p>
      <text:p text:style-name="P19"><text:span text:style-name="T13"/></text:p>
      <text:p text:style-name="P19"><text:span text:style-name="T13">Todas las palabras tienen la opción de asignarle una gramática, una intención comunicativa y una tipología textual. Además se pueden añadir más palabras del mismo tipo a la combinación.</text:span></text:p>
      <text:p text:style-name="P19"><text:span text:style-name="T13"/></text:p>
      <text:p text:style-name="Contents_20_1"><text:span text:style-name="T10">Botones</text:span></text:p>
      <text:p text:style-name="P19"><text:span text:style-name="T13">Permiten guardar los cambios, limpiar el formulario o cancelar, con lo que se vuelve al menú principal.</text:span></text:p>
      <text:h text:style-name="P35" text:outline-level="1"><text:span text:style-name="T14">Mis palabras</text:span></text:h>
      <text:p text:style-name="P20"><text:span text:style-name="T14"/></text:p>
      <text:p text:style-name="P21"><text:span text:style-name="T14">Se muestra a modo de tabla todas las combinaciones guardadas por el alumno. De forma que en cada fila aparece una combinación. Esta tabla se puede mostrar de varias formas distintas.</text:span></text:p>
      <text:p text:style-name="P21"><text:span text:style-name="T14"/></text:p>
      <text:p text:style-name="Contents_20_1"><text:span text:style-name="T15">Combinaciones completas</text:span></text:p>
      <text:p text:style-name="P21"><text:span text:style-name="T14">Se pueden mostrar todas las combinaciones de palabras en el orden en el que se guardaron.</text:span></text:p>
      <text:p text:style-name="P21"><text:span text:style-name="T14"/></text:p>
      <text:p text:style-name="Contents_20_1"><text:span text:style-name="T15">Alfabético</text:span></text:p>
      <text:p text:style-name="P21"><text:span text:style-name="T14">Se puede elegir la opción de mostrarlas por orden alfabético, </text:span><text:span text:style-name="T15">sólo aparecerán las palabras que empiecen por la letra escogida y en orden alfabético.</text:span></text:p>
      <text:p text:style-name="P21"><text:span text:style-name="T14"/></text:p>
      <text:p text:style-name="Contents_20_1"><text:span text:style-name="T15">Campo léxico</text:span></text:p>
      <text:p text:style-name="P21"><text:span text:style-name="T14">De </text:span><text:span text:style-name="T15">esta </text:span><text:span text:style-name="T14">forma se selecciona un campo y se muestran sólo las </text:span><text:span text:style-name="T15">palabras </text:span><text:span text:style-name="T14">de ese campo </text:span><text:span text:style-name="T15">léxico</text:span><text:span text:style-name="T14">.</text:span></text:p>
      <text:p text:style-name="P20"><text:span text:style-name="T14"/></text:p>
      <text:p text:style-name="Contents_20_1"><text:span text:style-name="T16">Copia en pdf</text:span></text:p>
      <text:p text:style-name="P20"><text:span text:style-name="T14">También dá la opción de generar un pdf con todas las combinaciones. En este pdf también aparecen los aspectos gramaticales guardados por el alumno, así como las intenciones comunicativas y las tipologías textuales.</text:span></text:p>
      <text:p text:style-name="P20"><text:span text:style-name="T14"/></text:p>
      <text:p text:style-name="P26"><text:span text:style-name="T21">La tabla además da la posibilidad de editar una combinación o de eliminar una combinación pinchando en los enlaces “editar” o “eliminar”. </text:span><text:span text:style-name="T22">Para editar una combinación aparecerá el mismo formulario que en “Guardar nueva palabra” pero relleno con la información de las palabras. </text:span><text:span text:style-name="T23">Al terminar de editar la combinación hay que pulsar el botón de “Guardar cambios”.</text:span></text:p>
      <text:h text:style-name="P35" text:outline-level="1"><text:span text:style-name="T17">Mis campos léxicos</text:span></text:h>
      <text:p text:style-name="P22"><text:span text:style-name="T17"/></text:p>
      <text:p text:style-name="P23"><text:span text:style-name="T18">Esta opción permite al alumno ver los campos léxicos de los que dispone. Los primeros campos léxicos son comunes para todos los alumnos ya que son los más básicos.</text:span></text:p>
      <text:p text:style-name="P23"><text:span text:style-name="T18"/></text:p>
      <text:p text:style-name="P23"><text:span text:style-name="T18">El alumno también puede añadir los campos léxicos que crea oportunos, es decir, ampliar la lista de campos básicos. Los que han sido añadidos por el propio alumno también es posible eliminarlos.</text:span></text:p>
      <text:p text:style-name="P23"><text:span text:style-name="T20"/></text:p>
      <text:p text:style-name="Contents_20_1"><text:span text:style-name="T20">Guardar campo léxico</text:span></text:p>
      <text:p text:style-name="P25"><text:span text:style-name="T20">Dado que los campos léxicos se presentan cómo una jerarquía, para guardar uno nuevo primero es necesario seleccionar dentro de qué campo léxico quiere guardarlo. Una vez seleccionado tiene que introducir el nombre que le quiere dar al campo léxico que va a crear y pinchar en “Guardar cambios”.</text:span></text:p>
      <text:p text:style-name="P25"><text:span text:style-name="T20"/></text:p>
      <text:p text:style-name="Contents_20_1"><text:span text:style-name="T20">Eliminar campo léxico</text:span></text:p>
      <text:p text:style-name="P25"><text:span text:style-name="T20">El alumno sólo puede eliminar los campos léxicos que haya creado previamente. Para eliminar uno de estos, primero deberá seleccionarlo del desplegable y despues marcar la opción de eliminar. Una vez hecho esto tiene que pinchar en “Guardar cambios” y el campo léxico desaparecerá de su lista.</text:span></text:p>
      <text:h text:style-name="P35" text:outline-level="1"><text:span text:style-name="T19">Mis gramáticas</text:span></text:h>
      <text:p text:style-name="P24"><text:span text:style-name="T19"/></text:p>
      <text:p text:style-name="P24"><text:span text:style-name="T19">Este apartado permite al alumno comprobar las gramáticas de las que dispone. </text:span><text:span text:style-name="T20">Para cada gramática puede </text:span><text:span text:style-name="T24">especificar las características más relevantes que haya podido observar, dentro de un marco pensado para cada gramática, de forma que facilitará su aprendizaje.</text:span></text:p>
      <text:p text:style-name="P24"><text:span text:style-name="T24"/></text:p>
      <text:p text:style-name="Contents_20_1"><text:span text:style-name="T30">Ver descripción</text:span></text:p>
      <text:p text:style-name="P30"><text:span text:style-name="T30">El alumno podrá ver las descripciones que tenga guardadas para cada gramática. Para lo que debe seleccionar la gramática que quiere ver y pinchar en “Ver descripción”.</text:span></text:p>
      <text:p text:style-name="P30"><text:span text:style-name="T30"/></text:p>
      <text:p text:style-name="Contents_20_1"><text:span text:style-name="T26">Guardar descripción</text:span></text:p>
      <text:p text:style-name="P27"><text:span text:style-name="T25">Para ver las descripciones de cada gramática, primero tendrá que seleccionar la gramática deseada en el desplegable y pinchar en el botón de “Ver descripción”. Si ya se está mostrando la gramática seleccionada el alumno pude rellenar el formulario o cambiar los datos que aparezcan. </text:span><text:span text:style-name="T27">P</text:span><text:span text:style-name="T25">inchando en el botón “Guardar descripción” </text:span><text:span text:style-name="T27">se guardará la información introducida</text:span><text:span text:style-name="T25">.</text:span></text:p>
      <text:h text:style-name="P35" text:outline-level="1"><text:span text:style-name="T28">Mis intenciones comunicativas</text:span></text:h>
      <text:p text:style-name="P28"><text:span text:style-name="T28"/></text:p>
      <text:p text:style-name="P29"><text:span text:style-name="T29">Este apartado recoge las intenciones comunicativas que haya podido observar el alumno. Hay una sere de intenciones predefinidas, las cuales no son modificables. Y se pueden añadir más o eliminar siguiendo los pasos siguientes.</text:span></text:p>
      <text:p text:style-name="P29"><text:span text:style-name="T29"/></text:p>
      <text:p text:style-name="Contents_20_1"><text:span text:style-name="T29">Guardar intención comunicativa</text:span></text:p>
      <text:p text:style-name="P29"><text:span text:style-name="T29">Las intenciones comunicativas están organizadas de forma jerárquica, por lo que primero hay que escoger la intención bajo la cual se va a guardar la nueva. Una vez hecho esto se escribe la intención que se va a guardar y se pincha en el botón de “Guardar cambios”.</text:span></text:p>
      <text:p text:style-name="P29"><text:span text:style-name="T29"/></text:p>
      <text:p text:style-name="Contents_20_1"><text:span text:style-name="T29">Eliminar intención comunicativa</text:span></text:p>
      <text:p text:style-name="P29"><text:span text:style-name="T29">El alumno puede eliminar las intenciones comunicativas creadas por él mismo. Para ello primero debe seleccionar la intención que desea eliminar y marcar la casilla de “eliminar”. Tras esto debe pulsar el botón de “Guardar cambios” y la intención comunicativa quedará borrada.</text:span></text:p>
      <text:h text:style-name="P35" text:outline-level="1"><text:span text:style-name="T31">Mis tipologías textuales</text:span></text:h>
      <text:p text:style-name="P31"><text:span text:style-name="T31"/></text:p>
      <text:p text:style-name="P32"><text:span text:style-name="T32">En este apartado el alumno puede responder a una serie de preguntas que le ayudarán para decidir qué tipo de texto es el que se está mirando.</text:span></text:p>
      <text:p text:style-name="P32"><text:span text:style-name="T33"/></text:p>
      <text:p text:style-name="Contents_20_1"><text:span text:style-name="T33">Guardar descripción</text:span></text:p>
      <text:p text:style-name="P33"><text:span text:style-name="T33">Para guardar las respuestas a las pregutnas que aparecen hay que pinchar en el botón “Guardar descripción”.</text:span></text:p>
      <text:p text:style-name="P33"><text:span text:style-name="T33"/></text:p>
      <text:p text:style-name="Contents_20_1"><text:span text:style-name="T33">Ver descripción</text:span></text:p>
      <text:p text:style-name="P33"><text:span text:style-name="T33">Para ver las respuestas que se han hecho en cada tipo de texto, es necesario escoger primero la tipología textual y después pinchar en “Ver descripción”.</text:span></text:p>
      <text:h text:style-name="P35" text:outline-level="1"><text:span text:style-name="T34">Ayuda</text:span></text:h>
      <text:p text:style-name="P34"><text:span text:style-name="T34"/></text:p>
      <text:p text:style-name="P34"><text:span text:style-name="T34">Con esta opción se descarga este man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FreeSans2" svg:font-family="FreeSans"/>
    <style:font-face style:name="OpenSymbol" svg:font-family="OpenSymbol"/>
    <style:font-face style:name="Arial Black" svg:font-family="'Arial Black'" style:font-family-generic="roman"/>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padding="0.049cm" fo:border-left="none" fo:border-right="none" fo:border-top="none" fo:border-bottom="0.002cm solid #333366" style:shadow="none" fo:keep-with-next="always"/>
      <style:text-properties fo:text-transform="uppercase" fo:color="#333366" style:font-name="Century Schoolbook L" fo:font-size="22pt" fo:font-style="italic" style:text-underline-style="none" fo:font-weight="bold" style:font-name-asian="DejaVu Sans Condensed" style:font-size-asian="14pt" style:font-name-complex="FreeSans" style:font-size-complex="14pt" style:font-relief="embosse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6cm" style:auto-text-indent="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ing" style:next-style-name="Text_20_body" style:default-outline-level="1" style:class="text">
      <style:paragraph-properties fo:text-align="end" style:justify-single-word="false" fo:background-color="transparent" fo:padding="0cm" fo:border-left="none" fo:border-right="none" fo:border-top="none" fo:border-bottom="0.002cm solid #333366" style:shadow="none">
        <style:background-image/>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align="start" style:justify-single-word="false" fo:text-indent="0cm" style:auto-text-indent="false" fo:padding="0cm" fo:border="none"/>
      <style:text-properties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master-page-name="">
      <style:paragraph-properties style:page-number="auto" fo:background-color="#ccccff" style:border-line-width="0.002cm 0.035cm 0.002cm" fo:padding="0.049cm" fo:border="0.039cm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Footer" style:family="paragraph" style:parent-style-name="Standard" style:class="extra">
      <style:paragraph-properties fo:background-color="#ccccff" fo:padding="0cm" fo:border-left="none" fo:border-right="none" fo:border-top="0.018cm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ing" style:class="index">
      <style:paragraph-properties fo:margin-left="0cm" fo:margin-right="0cm" fo:text-align="end" style:justify-single-word="false" fo:text-indent="0cm" style:auto-text-indent="false" fo:padding="0.049cm" fo:border-left="none" fo:border-right="none" fo:border-top="none" fo:border-bottom="0.002cm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666699" style:font-name="Century Schoolbook L"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fo:padding="0cm" fo:border="none" style:shadow="none"/>
      <style:text-properties fo:font-variant="normal" fo:text-transform="none" fo:color="#9999cc" fo:font-size="12pt" fo:font-style="normal"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7a2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header>
        <text:p text:style-name="Header"><text:subject/><text:span text:style-name="MT1">MÓDULO VOCABULARIO</text:span><text:tab/><text:tab/><text:span text:style-name="MT1">MANUAL</text:span> <text:s/></text:p>
      </style:header>
      <style:footer>
        <text:p text:style-name="MP1"><text:page-number text:select-page="current">11</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5T23:35:37</meta:creation-date>
    <meta:editing-duration>PT06H25M29S</meta:editing-duration>
    <meta:editing-cycles>101</meta:editing-cycles>
    <meta:generator>OpenOffice.org/3.2$Unix OpenOffice.org_project/320m19$Build-9505</meta:generator>
    <dc:title>plantillaIS3</dc:title>
    <dc:date>2011-07-14T12:13:44</dc:date>
    <dc:creator>javi rodriguez</dc:creator>
    <meta:document-statistic meta:table-count="0" meta:image-count="8" meta:object-count="0" meta:page-count="11" meta:paragraph-count="93" meta:word-count="1418" meta:character-count="8621"/>
  </office:meta>
</office:document-meta>
</file>